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font-style="normal" style:text-underline-style="none" fo:font-weight="normal" officeooo:rsid="01827542" officeooo:paragraph-rsid="01827542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1827542" officeooo:paragraph-rsid="01827542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fo:break-before="page"/>
      <style:text-properties fo:font-size="12pt" fo:font-weight="bold" officeooo:rsid="01a0d9b3" officeooo:paragraph-rsid="01a0d9b3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size="12pt" fo:font-weight="bold" officeooo:rsid="01a0d9b3" officeooo:paragraph-rsid="01c3c956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center" style:justify-single-word="false" fo:break-before="page"/>
      <style:text-properties fo:font-size="12pt" fo:font-weight="bold" officeooo:rsid="01c84e43" officeooo:paragraph-rsid="01c84e43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2pt" fo:font-weight="normal" officeooo:rsid="01a0d9b3" officeooo:paragraph-rsid="01a0d9b3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2pt" fo:font-weight="normal" officeooo:rsid="01a0d9b3" officeooo:paragraph-rsid="01c3c956" style:font-size-asian="12pt" style:font-weight-asian="normal" style:font-size-complex="12pt" style:font-weight-complex="normal"/>
    </style:style>
    <style:style style:name="P8" style:family="paragraph" style:parent-style-name="Text_20_body" style:list-style-name="L1">
      <style:text-properties fo:font-size="12pt" officeooo:paragraph-rsid="019d48a6" style:font-size-asian="12pt" style:font-size-complex="12pt"/>
    </style:style>
    <style:style style:name="P9" style:family="paragraph" style:parent-style-name="Text_20_body" style:list-style-name="L1">
      <style:text-properties fo:font-size="12pt" style:font-size-asian="12pt" style:font-size-complex="12pt"/>
    </style:style>
    <style:style style:name="P10" style:family="paragraph" style:parent-style-name="Text_20_body" style:list-style-name="L1">
      <style:text-properties fo:font-size="12pt" officeooo:paragraph-rsid="019b2395" style:font-size-asian="12pt" style:font-size-complex="12pt"/>
    </style:style>
    <style:style style:name="T1" style:family="text">
      <style:text-properties officeooo:rsid="01b72bb7"/>
    </style:style>
    <style:style style:name="T2" style:family="text">
      <style:text-properties officeooo:rsid="01bafa85"/>
    </style:style>
    <style:style style:name="T3" style:family="text">
      <style:text-properties officeooo:rsid="01c591e6"/>
    </style:style>
    <style:style style:name="T4" style:family="text">
      <style:text-properties officeooo:rsid="01c6bdd3"/>
    </style:style>
    <style:style style:name="T5" style:family="text">
      <style:text-properties officeooo:rsid="01c9c66e"/>
    </style:style>
    <style:style style:name="T6" style:family="text">
      <style:text-properties officeooo:rsid="01ca790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<text:bookmark text:name="yui_3_18_1_1_1756305110896_83"/><text:span text:style-name="Strong_20_Emphasis">Para validar a presença do dia 16/08 o aluno deverá resolver e entregar pelo menos 7 dos exercícios teóricos e 10 dos exercícios práticos.</text:span></text:p>
      <text:p text:style-name="P1"><text:span text:style-name="Strong_20_Emphasis"/></text:p>
      <text:list text:style-name="L1">
        <text:list-item>
          <text:p text:style-name="P8">Explique o que é um ponteiro e qual a sua função principal em programação.</text:p>
        </text:list-item>
        <text:list-item>
          <text:p text:style-name="P9">Quais são os dois operadores principais utilizados com ponteiros em C++? Descreva a função de cada um deles (o que ele "resulta" ou "acessa").</text:p>
        </text:list-item>
        <text:list-item>
          <text:p text:style-name="P9">Explique a importância de inicializar ponteiros durante a declaração e qual valor é frequentemente usado para ponteiros não atribuídos.</text:p>
        </text:list-item>
        <text:list-item>
          <text:p text:style-name="P9">Como se acessa o valor da variável que um ponteiro aponta?</text:p>
        </text:list-item>
        <text:list-item>
          <text:p text:style-name="P9">Como se atribui um valor a uma variável através de um ponteiro?</text:p>
        </text:list-item>
        <text:list-item>
          <text:p text:style-name="P9">Como se inicializa um ponteiro com o endereço de uma variável (com exceção para arrays)?</text:p>
        </text:list-item>
        <text:list-item>
          <text:p text:style-name="P9">Diferencie a passagem de parâmetros por valor e a passagem por referência em funções, explicando como os ponteiros são usados para implementar a passagem por referência.</text:p>
        </text:list-item>
        <text:list-item>
          <text:p text:style-name="P9">Qual a vantagem de passar structs por referência para uma função?</text:p>
        </text:list-item>
        <text:list-item>
          <text:p text:style-name="P9">Descreva como um vetor é passado para uma função utilizando ponteiro. Explique como funciona a memória alocada.</text:p>
        </text:list-item>
        <text:list-item>
          <text:p text:style-name="P9">Quais são as duas formas de acessar as informações de uma struct quando se utiliza um ponteiro para ela?</text:p>
        </text:list-item>
        <text:list-item>
          <text:p text:style-name="P9">Explique a diferença entre alocação automática e alocação dinâmica.</text:p>
        </text:list-item>
        <text:list-item>
          <text:p text:style-name="P9">Liste os benefícios da alocação dinâmica de memória, incluindo como ela impacta o uso de memória e a persistência dos dados alocados.</text:p>
        </text:list-item>
        <text:list-item>
          <text:p text:style-name="P9">Quais são os dois operadores em C++ utilizados para o sistema de alocação dinâmica? Explique a função de cada operador.</text:p>
        </text:list-item>
        <text:list-item>
          <text:p text:style-name="P9">O que acontece com o espaço de memória alocado dinamicamente se não for explicitamente liberado?</text:p>
        </text:list-item>
        <text:list-item>
          <text:p text:style-name="P9">Para quais tipos de variáveis não vale a pena usar alocação dinâmica?</text:p>
        </text:list-item>
        <text:list-item>
          <text:p text:style-name="P9"><text:s/>Explique como o new[] e delete[] são utilizados para alocar e liberar vetores dinâmicos.</text:p>
        </text:list-item>
        <text:list-item>
          <text:p text:style-name="P9"><text:s/>Descreva como a alocação dinâmica de struct pode ser realizada, tanto para uma única struct quanto para um array de struct.</text:p>
        </text:list-item>
        <text:list-item>
          <text:p text:style-name="P10"><text:s/>Quais são os propósitos principais para utilizar a alocação dinâmica de memória?</text:p>
        </text:list-item>
      </text:list>
      <text:p text:style-name="P3">RESPOSTAS - </text:p>
      <text:p text:style-name="P6"><text:span text:style-name="T1">1. </text:span>Um ponteiro é uma variável que guarda o endereço de outra variável. Ele permite acessar e manipular a memória de forma indireta.</text:p>
      <text:p text:style-name="P6"/>
      <text:p text:style-name="P6">2. O operador &amp; retorna o endereço de uma variável. Já o operador * acessa o valor armazenado no endereço para o qual o ponteiro aponta.</text:p>
      <text:p text:style-name="P6"/>
      <text:p text:style-name="P6">3. Inicializar ponteiros é importante para evitar acessos indevidos a áreas de memória. Quando não apontam para nada, é comum usar o valor “nullptr”.</text:p>
      <text:p text:style-name="P6"/>
      <text:p text:style-name="P6">4. Para acessar o valor de uma variável apontada, utiliza-se o operador <text:span text:style-name="T2">*</text:span>.</text:p>
      <text:p text:style-name="P6"/>
      <text:p text:style-name="P6">5. Um valor pode ser atribuído à variável apontada escrevendo “*ptr = valor;”, o que altera diretamente o conteúdo da variável original.</text:p>
      <text:p text:style-name="P6"/>
      <text:p text:style-name="P6">6. Para inicializar um ponteiro com o endereço de uma variável, utiliza-se o operador &amp;, como em: “int x; int *p = &amp;x;”.</text:p>
      <text:p text:style-name="P6"/>
      <text:p text:style-name="P6">7. Na passagem por valor, a função trabalha com uma cópia da variável e não altera o original. Já na passagem por referência, a função manipula diretamente o valor original, o que pode ser feito com ponteiros.</text:p>
      <text:p text:style-name="P6"/>
      <text:p text:style-name="P6">8. Passar uma struct por referência é vantajoso porque evita a cópia completa da estrutura, economizando memória e tempo de processamento.</text:p>
      <text:p text:style-name="P6"/>
      <text:p text:style-name="P6">9. Quando um vetor é passado a uma função, ele é tratado como um ponteiro para seu primeiro elemento. Isso permite acessar os elementos em sequência na memória contínua.</text:p>
      <text:p text:style-name="P6"/>
      <text:p text:style-name="P6">10. As informações de uma struct podem ser acessadas de duas formas: usando “(*ptr).campo” ou de forma simplificada com “ptr-&gt;campo”.</text:p>
      <text:p text:style-name="P6"/>
      <text:p text:style-name="P6">11. A alocação automática cria variáveis na pilha e elas são destruídas ao sair do escopo. Já a alocação dinâmica utiliza o heap e só é liberada quando se usa delete.</text:p>
      <text:p text:style-name="P6"/>
      <text:p text:style-name="P6">12. A alocação dinâmica permite usar a memória de forma flexível, decidir o tamanho em tempo de execução e manter dados mesmo após sair do escopo da função.</text:p>
      <text:p text:style-name="P6"/>
      <text:p text:style-name="P6">13. Em C++, o operador “new” é usado para alocar memória dinamicamente, enquanto o operador “delete” libera essa memória.</text:p>
      <text:p text:style-name="P6"/>
      <text:p text:style-name="P6">14. Se a memória alocada dinamicamente não for liberada com delete, ela permanece ocupada, gerando vazamento de memória.</text:p>
      <text:p text:style-name="P6"/>
      <text:p text:style-name="P6">15. Não vale a pena usar alocação dinâmica para variáveis simples e de curta duração, como inteiros, floats ou caracteres locais.</text:p>
      <text:p text:style-name="P6"/>
      <text:p text:style-name="P6">16. O operador “new[]” permite alocar dinamicamente um vetor de elementos, e o operador “delete[]” deve ser usado para liberar essa memória.</text:p>
      <text:p text:style-name="P6"/>
      <text:p text:style-name="P6">17. Para alocar dinamicamente uma struct única usa-se Struct *p = new Struct;. Já para um array de structs, utiliza-se Struct *p = new Struct[n];.</text:p>
      <text:p text:style-name="P6"/>
      <text:p text:style-name="P6">18. A alocação dinâmica é usada para gerenciar memória em tempo de execução, criar estruturas flexíveis como listas e árvores e lidar com grandes volumes de dados fora da pilha.</text:p>
      <text:p text:style-name="P4">RESPOSTAS – <text:span text:style-name="T5">FRASES &lt;</text:span><text:span text:style-name="T6">melhor</text:span><text:span text:style-name="T5">&gt;</text:span></text:p>
      <text:p text:style-name="P7"><text:span text:style-name="T1">1. </text:span>Um ponteiro é uma variável que guarda o endereço de outra variável. Ele permite acessar e manipular a memória de forma indireta.</text:p>
      <text:p text:style-name="P7"/>
      <text:p text:style-name="P7">2. O operador &amp; retorna o endereço de uma variável. Já o operador * acessa o valor armazenado no endereço para o qual o ponteiro aponta.</text:p>
      <text:p text:style-name="P7"/>
      <text:p text:style-name="P7">3. Inicializar ponteiros é importante para evitar acessos indevidos a áreas de memória. Quando não apontam para nada, é comum usar o valor “nullptr”.</text:p>
      <text:p text:style-name="P7"/>
      <text:p text:style-name="P7">4. Para acessar o valor de uma variável apontada, utiliza-se o operador <text:span text:style-name="T2">*</text:span>.</text:p>
      <text:p text:style-name="P7"/>
      <text:p text:style-name="P7">5. Um valor pode ser atribuído à variável apontada escrevendo “*ptr = valor;”, o que altera diretamente o conteúdo da variável original.</text:p>
      <text:p text:style-name="P7"/>
      <text:p text:style-name="P7">6. Para inicializar um ponteiro com o endereço de uma variável, utiliza-se o operador &amp;, como em: “int x; int *p = &amp;x;”.</text:p>
      <text:p text:style-name="P7"/>
      <text:p text:style-name="P7">7. Na passagem por valor, a função trabalha com uma cópia da variável e não altera o original. Já na passagem por referência, a função manipula diretamente o valor original, o que pode ser feito com ponteiros.</text:p>
      <text:p text:style-name="P7"/>
      <text:p text:style-name="P7">8. Passar uma struct por referência é vantajoso porque evita a cópia completa da estrutura, economizando memória e tempo de processamento.</text:p>
      <text:p text:style-name="P7"/>
      <text:p text:style-name="P7">9. Quando um vetor é passado a uma função, ele é tratado como um ponteiro para seu primeiro elemento. Isso permite acessar os elementos em sequência na memória contínua.</text:p>
      <text:p text:style-name="P7"/>
      <text:p text:style-name="P7">10. As informações de uma struct podem ser acessadas de duas formas: usando “(*ptr).campo” ou de forma simplificada com “ptr-&gt;campo”.</text:p>
      <text:p text:style-name="P7"/>
      <text:p text:style-name="P7">11. A alocação automática cria variáveis na pilha e elas são destruídas ao sair do escopo. Já a alocação dinâmica utiliza o heap e só é liberada quando se usa delete.</text:p>
      <text:p text:style-name="P7"/>
      <text:p text:style-name="P7">12. A alocação dinâmica permite usar a memória de forma flexível, decidir o tamanho em tempo de execução e manter dados mesmo após sair do escopo da função.</text:p>
      <text:p text:style-name="P7"/>
      <text:p text:style-name="P7">1<text:span text:style-name="T3">3</text:span>. Em C++, o operador “new” é usado para alocar memória dinamicamente, enquanto o operador “delete” libera essa memória.</text:p>
      <text:p text:style-name="P7"/>
      <text:p text:style-name="P7">14. Se a memória alocada dinamicamente não for liberada<text:span text:style-name="T4">­</text:span> com delete, ela permanece ocupada, gerando vazamento de memória.</text:p>
      <text:p text:style-name="P7"/>
      <text:p text:style-name="P7">15. Não vale a pena usar alocação dinâmica para variáveis simples e de curta duração, como inteiros, floats ou caracteres locais.</text:p>
      <text:p text:style-name="P7"/>
      <text:p text:style-name="P7">16. O operador “new[]” permite alocar dinamicamente um vetor de elementos, e o operador “delete[]” deve ser usado para liberar essa memória.</text:p>
      <text:p text:style-name="P7"/>
      <text:p text:style-name="P7">17. Para alocar dinamicamente uma struct única usa-se Struct *p = new Struct;. Já para um array de structs, utiliza-se Struct *p = new Struct[n];.</text:p>
      <text:p text:style-name="P7"/>
      <text:p text:style-name="P7">18. A alocação dinâmica é usada para gerenciar memória em tempo de execução, criar estruturas flexíveis como listas e árvores e lidar com grandes volumes de dados fora da pilha.</text:p>
      <text:p text:style-name="P5">HUMANIZADOR</text:p>
      <text:p text:style-name="P7"/>
      <text:p text:style-name="P7">1. Um ponteiro é como uma etiqueta que indica onde uma informação está guardada na memória. Com ele, podemos chegar até essa informação sem precisar saber o endereço exato.</text:p>
      <text:p text:style-name="P7"/>
      <text:p text:style-name="P7">2. O operador "&amp;amp;" revela o endereço de uma variável, enquanto o operador "*" nos permite ver o valor que está armazenado naquele endereço indicado pelo ponteiro.</text:p>
      <text:p text:style-name="P7"/>
      <text:p text:style-name="P7">3. É crucial dar um destino inicial aos ponteiros para evitar confusão na memória. Se ele não aponta para nada, "nullptr" é um valor seguro para atribuir.</text:p>
      <text:p text:style-name="P7"/>
      <text:p text:style-name="P7">4. Para descobrir o valor guardado no local apontado, o operador "*" é quem faz a mágica, revelando o conteúdo da variável original.</text:p>
      <text:p text:style-name="P7"/>
      <text:p text:style-name="P7">5. Podemos mudar o valor da variável original através do ponteiro, escrevendo algo como "*ptr = valor;", alterando assim o conteúdo onde o ponteiro aponta.</text:p>
      <text:p text:style-name="P7"/>
      <text:p text:style-name="P7">6. Para ligar um ponteiro ao endereço de uma variável, usamos o operador "&amp;amp;", como em: "int x; int *p = &amp;amp;x;", criando essa conexão entre eles.</text:p>
      <text:p text:style-name="P7"/>
      <text:p text:style-name="P7">7. Ao passar por valor, a função recebe uma cópia e não mexe no original. Mas ao passar por referência, a função atua diretamente sobre o valor, usando ponteiros.</text:p>
      <text:p text:style-name="P7"/>
      <text:p text:style-name="P7">8. Passar uma struct por referência é esperto porque evita duplicar toda a estrutura, economizando espaço na memória e agilizando o processo.</text:p>
      <text:p text:style-name="P7"/>
      <text:p text:style-name="P7">9. Quando um vetor entra numa função, ele se comporta como um ponteiro para o início da fila de elementos. Assim, é possível navegar por todos eles.</text:p>
      <text:p text:style-name="P7"/>
      <text:p text:style-name="P7">10. Para acessar o que está dentro de uma struct via ponteiro, podemos usar "(*ptr).campo" ou simplificar com "ptr-&amp;gt;campo", ambos chegam ao mesmo lugar.</text:p>
      <text:p text:style-name="P7"/>
      <text:p text:style-name="P7">11. A alocação automática cria variáveis na pilha, que somem ao fim da função. Já a alocação dinâmica usa o heap, e a memória só é liberada com "delete".</text:p>
      <text:p text:style-name="P7"/>
      <text:p text:style-name="P7">12. A alocação dinâmica é ótima para usar a memória com liberdade, definir o tamanho na hora e guardar dados mesmo depois que a função termina.</text:p>
      <text:p text:style-name="P7"/>
      <text:p text:style-name="P7">13. Em C++, o "new" serve para pedir memória dinamicamente, e o "delete" é quem devolve essa memória de volta quando não precisamos mais dela.</text:p>
      <text:p text:style-name="P7"/>
      <text:p text:style-name="P7">14. Se a memória alocada com "new" não for liberada com "delete", ela fica lá ocupando espaço, causando o famoso "vazamento de memória".</text:p>
      <text:p text:style-name="P7"/>
      <text:p text:style-name="P7">15. Não compensa usar alocação dinâmica para coisas simples e rápidas, como números inteiros, decimais ou letras que só existem dentro de uma função.</text:p>
      <text:p text:style-name="P7"/>
      <text:p text:style-name="P7">16. O "new[]" serve para criar um vetor dinâmico, e o "delete[]" é essencial para liberar a memória desse vetor quando ele não for mais necessário.</text:p>
      <text:p text:style-name="P7"/>
      <text:p text:style-name="P7">17. Para criar espaço para uma struct, use Struct *p = new Struct;. Para um monte de structs, Struct *p = new Struct[n]; cria um array dinâmico.</text:p>
      <text:p text:style-name="P7"/>
      <text:p text:style-name="P7">18. A alocação dinâmica é a chave para controlar a memória durante a execução, criar estruturas maleáveis como listas e árvores e lidar com muitos dados fora da pilh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1957in">
          <style:column-sep style:width="0.0035in" style:color="#000000" style:height="100%" style:style="solid"/>
          <style:column style:rel-width="32767*" fo:start-indent="0in" fo:end-indent="0.0976in"/>
          <style:column style:rel-width="32768*" fo:start-indent="0.0976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10:01:51.602056901</meta:creation-date>
    <dc:date>2025-08-27T16:34:56.675167208</dc:date>
    <meta:editing-duration>PT6H8M17S</meta:editing-duration>
    <meta:editing-cycles>408</meta:editing-cycles>
    <meta:generator>LibreOffice/24.2.7.2$Linux_X86_64 LibreOffice_project/420$Build-2</meta:generator>
    <meta:document-statistic meta:table-count="0" meta:image-count="0" meta:object-count="0" meta:page-count="4" meta:paragraph-count="76" meta:word-count="1675" meta:character-count="9836" meta:non-whitespace-character-count="8251"/>
  </office:meta>
</office:document-meta>
</file>